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Niech strumienie</text:span><text:span text:style-name="T1"><text:line-break/></text:span><text:span text:style-name="T1">żywej wody</text:span><text:span text:style-name="T1"><text:line-break/></text:span><text:span text:style-name="T1">Wypłyną ze mnie dziś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ołam przyjdź,</text:span><text:span text:style-name="T1"><text:line-break/></text:span><text:span text:style-name="T1">wypełnij mnie</text:span><text:span text:style-name="T1"><text:line-break/></text:span><text:span text:style-name="T1">Przyjdź wypełnij mnie Duchu Świę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rzyjdźcie więc wszyscy spragnieni</text:span><text:span text:style-name="T1"><text:line-break/></text:span><text:span text:style-name="T1">- mówi Pan</text:span><text:span text:style-name="T1"><text:line-break/></text:span><text:span text:style-name="T1">Przyjdźcie więc i pijcie by nie pragnąć ju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Bo kto wierzy we Mnie w tym</text:span><text:span text:style-name="T1"><text:line-break/></text:span><text:span text:style-name="T1">rzeki żywej wody</text:span><text:span text:style-name="T1"><text:line-break/></text:span><text:span text:style-name="T1">Wytrysną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4-11-18T10:40:43.031000000</dc:date>
    <dc:language>pl-PL</dc:language>
    <meta:editing-cycles>24</meta:editing-cycles>
    <meta:editing-duration>PT27M26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